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D000000DDECCAD21901BEBEEE.svm" manifest:media-type="image/x-svm"/>
  <manifest:file-entry manifest:full-path="Object 1/Pictures/20000022000008D3000001C51653145CF5A1F248.svm" manifest:media-type="image/x-svm"/>
  <manifest:file-entry manifest:full-path="Object 1/Pictures/1000000100000056000000127934319221B84B65.png" manifest:media-type="image/png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20000023000008D3000001C57CFFC0A9CEA08131.svm" manifest:media-type="image/x-svm"/>
  <manifest:file-entry manifest:full-path="Object 2/Pictures/2000000E000000DD000000DDECCAD21901BEBEEE.svm" manifest:media-type="image/x-svm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20000023000008D2000001C4551AEDBFD7D172F7.svm" manifest:media-type="image/x-svm"/>
  <manifest:file-entry manifest:full-path="Object 3/Pictures/10000001000000560000001254B94F456B7D7BDE.png" manifest:media-type="image/png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9.113cm" svg:height="6.653cm" svg:x="24.616cm" svg:y="0.319cm">
            <draw:object draw:notify-on-update-of-ranges="Лист1.B3:Лист1.B67 Лист1.C3:Лист1.C6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.289cm" svg:height="6.912cm" svg:x="24.544cm" svg:y="6.661cm">
            <draw:object draw:notify-on-update-of-ranges="Лист1.E3:Лист1.E77 Лист1.F3:Лист1.F7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0.063cm" svg:y="12.928cm">
            <draw:object draw:notify-on-update-of-ranges="Лист1.E3:Лист1.E77 Лист1.G3:Лист1.G7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2" office:value-type="string" calcext:value-type="string">
            <text:p>Ухудшение 1</text:p>
          </table:table-cell>
          <table:table-cell office:value-type="string" calcext:value-type="string">
            <text:p>Ухудшение 3</text:p>
          </table:table-cell>
          <table:table-cell office:value-type="string" calcext:value-type="string">
            <text:p>Откачка 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, c</text:p>
          </table:table-cell>
          <table:table-cell office:value-type="string" calcext:value-type="string">
            <text:p>P*10^4, торр</text:p>
          </table:table-cell>
          <table:table-cell office:value-type="string" calcext:value-type="string">
            <text:p><text:s/>(0=33 минуты)</text:p>
          </table:table-cell>
          <table:table-cell office:value-type="string" calcext:value-type="string">
            <text:p>t, c</text:p>
          </table:table-cell>
          <table:table-cell office:value-type="string" calcext:value-type="string">
            <text:p>P*10^4, торр</text:p>
          </table:table-cell>
          <table:table-cell office:value-type="string" calcext:value-type="string">
            <text:p>ln(p*10^4)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3]-[.$A$3]" office:value-type="float" office:value="0" calcext:value-type="float">
            <text:p>0</text:p>
          </table:table-cell>
          <table:table-cell office:value-type="float" office:value="0.81" calcext:value-type="float">
            <text:p>0,81</text:p>
          </table:table-cell>
          <table:table-cell office:value-type="float" office:value="15" calcext:value-type="float">
            <text:p>15</text:p>
          </table:table-cell>
          <table:table-cell table:formula="of:=[.D3]-15" office:value-type="float" office:value="0" calcext:value-type="float">
            <text:p>0</text:p>
          </table:table-cell>
          <table:table-cell office:value-type="float" office:value="6.5" calcext:value-type="float">
            <text:p>6,5</text:p>
          </table:table-cell>
          <table:table-cell table:formula="of:=LN([.F3])" office:value-type="float" office:value="1.87180217690159" calcext:value-type="float">
            <text:p>1,8718021769015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4]-[.$A$3]" office:value-type="float" office:value="1" calcext:value-type="float">
            <text:p>1</text:p>
          </table:table-cell>
          <table:table-cell office:value-type="float" office:value="0.82" calcext:value-type="float">
            <text:p>0,82</text:p>
          </table:table-cell>
          <table:table-cell office:value-type="float" office:value="16" calcext:value-type="float">
            <text:p>16</text:p>
          </table:table-cell>
          <table:table-cell table:formula="of:=[.D4]-15" office:value-type="float" office:value="1" calcext:value-type="float">
            <text:p>1</text:p>
          </table:table-cell>
          <table:table-cell table:formula="of:=[.F3]-0.1" office:value-type="float" office:value="6.4" calcext:value-type="float">
            <text:p>6,4</text:p>
          </table:table-cell>
          <table:table-cell table:formula="of:=LN([.F4])" office:value-type="float" office:value="1.85629799036563" calcext:value-type="float">
            <text:p>1,8562979903656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]-[.$A$3]" office:value-type="float" office:value="1" calcext:value-type="float">
            <text:p>1</text:p>
          </table:table-cell>
          <table:table-cell office:value-type="float" office:value="0.83" calcext:value-type="float">
            <text:p>0,83</text:p>
          </table:table-cell>
          <table:table-cell office:value-type="float" office:value="16" calcext:value-type="float">
            <text:p>16</text:p>
          </table:table-cell>
          <table:table-cell table:formula="of:=[.D5]-15" office:value-type="float" office:value="1" calcext:value-type="float">
            <text:p>1</text:p>
          </table:table-cell>
          <table:table-cell table:formula="of:=[.F4]-0.1" office:value-type="float" office:value="6.3" calcext:value-type="float">
            <text:p>6,3</text:p>
          </table:table-cell>
          <table:table-cell table:formula="of:=LN([.F5])" office:value-type="float" office:value="1.84054963339749" calcext:value-type="float">
            <text:p>1,8405496333974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6]-[.$A$3]" office:value-type="float" office:value="2" calcext:value-type="float">
            <text:p>2</text:p>
          </table:table-cell>
          <table:table-cell office:value-type="float" office:value="0.84" calcext:value-type="float">
            <text:p>0,84</text:p>
          </table:table-cell>
          <table:table-cell table:number-columns-repeated="2"/>
          <table:table-cell table:formula="of:=[.F5]-0.1" office:value-type="float" office:value="6.2" calcext:value-type="float">
            <text:p>6,2</text:p>
          </table:table-cell>
          <table:table-cell table:formula="of:=LN([.F6])" office:value-type="float" office:value="1.82454929205105" calcext:value-type="float">
            <text:p>1,824549292051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7]-[.$A$3]" office:value-type="float" office:value="2" calcext:value-type="float">
            <text:p>2</text:p>
          </table:table-cell>
          <table:table-cell office:value-type="float" office:value="0.86" calcext:value-type="float">
            <text:p>0,86</text:p>
          </table:table-cell>
          <table:table-cell office:value-type="float" office:value="17" calcext:value-type="float">
            <text:p>17</text:p>
          </table:table-cell>
          <table:table-cell table:formula="of:=[.D7]-15" office:value-type="float" office:value="2" calcext:value-type="float">
            <text:p>2</text:p>
          </table:table-cell>
          <table:table-cell table:formula="of:=[.F6]-0.1" office:value-type="float" office:value="6.1" calcext:value-type="float">
            <text:p>6,1</text:p>
          </table:table-cell>
          <table:table-cell table:formula="of:=LN([.F7])" office:value-type="float" office:value="1.80828877117927" calcext:value-type="float">
            <text:p>1,8082887711792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8]-[.$A$3]" office:value-type="float" office:value="3" calcext:value-type="float">
            <text:p>3</text:p>
          </table:table-cell>
          <table:table-cell office:value-type="float" office:value="0.88" calcext:value-type="float">
            <text:p>0,88</text:p>
          </table:table-cell>
          <table:table-cell table:number-columns-repeated="2"/>
          <table:table-cell table:formula="of:=[.F7]-0.1" office:value-type="float" office:value="6" calcext:value-type="float">
            <text:p>6</text:p>
          </table:table-cell>
          <table:table-cell table:formula="of:=LN([.F8])" office:value-type="float" office:value="1.79175946922806" calcext:value-type="float">
            <text:p>1,791759469228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9]-[.$A$3]" office:value-type="float" office:value="3" calcext:value-type="float">
            <text:p>3</text:p>
          </table:table-cell>
          <table:table-cell office:value-type="float" office:value="0.91" calcext:value-type="float">
            <text:p>0,91</text:p>
          </table:table-cell>
          <table:table-cell office:value-type="float" office:value="17" calcext:value-type="float">
            <text:p>17</text:p>
          </table:table-cell>
          <table:table-cell table:formula="of:=[.D9]-15" office:value-type="float" office:value="2" calcext:value-type="float">
            <text:p>2</text:p>
          </table:table-cell>
          <table:table-cell table:formula="of:=[.F8]-0.1" office:value-type="float" office:value="5.9" calcext:value-type="float">
            <text:p>5,9</text:p>
          </table:table-cell>
          <table:table-cell table:formula="of:=LN([.F9])" office:value-type="float" office:value="1.77495235091167" calcext:value-type="float">
            <text:p>1,7749523509116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10]-[.$A$3]" office:value-type="float" office:value="4" calcext:value-type="float">
            <text:p>4</text:p>
          </table:table-cell>
          <table:table-cell office:value-type="float" office:value="0.94" calcext:value-type="float">
            <text:p>0,94</text:p>
          </table:table-cell>
          <table:table-cell table:number-columns-repeated="2"/>
          <table:table-cell table:formula="of:=[.F9]-0.1" office:value-type="float" office:value="5.8" calcext:value-type="float">
            <text:p>5,8</text:p>
          </table:table-cell>
          <table:table-cell table:formula="of:=LN([.F10])" office:value-type="float" office:value="1.75785791755237" calcext:value-type="float">
            <text:p>1,7578579175523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11]-[.$A$3]" office:value-type="float" office:value="4" calcext:value-type="float">
            <text:p>4</text:p>
          </table:table-cell>
          <table:table-cell office:value-type="float" office:value="0.97" calcext:value-type="float">
            <text:p>0,97</text:p>
          </table:table-cell>
          <table:table-cell table:number-columns-repeated="2"/>
          <table:table-cell table:formula="of:=[.F10]-0.1" office:value-type="float" office:value="5.7" calcext:value-type="float">
            <text:p>5,7</text:p>
          </table:table-cell>
          <table:table-cell table:formula="of:=LN([.F11])" office:value-type="float" office:value="1.74046617484051" calcext:value-type="float">
            <text:p>1,7404661748405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12]-[.$A$3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F11]-0.1" office:value-type="float" office:value="5.6" calcext:value-type="float">
            <text:p>5,6</text:p>
          </table:table-cell>
          <table:table-cell table:formula="of:=LN([.F12])" office:value-type="float" office:value="1.7227665977411" calcext:value-type="float">
            <text:p>1,72276659774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13]-[.$A$3]" office:value-type="float" office:value="5" calcext:value-type="float">
            <text:p>5</text:p>
          </table:table-cell>
          <table:table-cell office:value-type="float" office:value="1.1" calcext:value-type="float">
            <text:p>1,1</text:p>
          </table:table-cell>
          <table:table-cell office:value-type="float" office:value="18" calcext:value-type="float">
            <text:p>18</text:p>
          </table:table-cell>
          <table:table-cell table:formula="of:=[.D13]-15" office:value-type="float" office:value="3" calcext:value-type="float">
            <text:p>3</text:p>
          </table:table-cell>
          <table:table-cell table:formula="of:=[.F12]-0.1" office:value-type="float" office:value="5.5" calcext:value-type="float">
            <text:p>5,5</text:p>
          </table:table-cell>
          <table:table-cell table:formula="of:=LN([.F13])" office:value-type="float" office:value="1.70474809223843" calcext:value-type="float">
            <text:p>1,7047480922384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14]-[.$A$3]" office:value-type="float" office:value="6" calcext:value-type="float">
            <text:p>6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table:formula="of:=[.F13]-0.1" office:value-type="float" office:value="5.4" calcext:value-type="float">
            <text:p>5,4</text:p>
          </table:table-cell>
          <table:table-cell table:formula="of:=LN([.F14])" office:value-type="float" office:value="1.68639895357023" calcext:value-type="float">
            <text:p>1,6863989535702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15]-[.$A$3]" office:value-type="float" office:value="8" calcext:value-type="float">
            <text:p>8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table:formula="of:=[.F14]-0.1" office:value-type="float" office:value="5.3" calcext:value-type="float">
            <text:p>5,3</text:p>
          </table:table-cell>
          <table:table-cell table:formula="of:=LN([.F15])" office:value-type="float" office:value="1.66770682055808" calcext:value-type="float">
            <text:p>1,6677068205580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16]-[.$A$3]" office:value-type="float" office:value="9" calcext:value-type="float">
            <text:p>9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table:formula="of:=[.F15]-0.1" office:value-type="float" office:value="5.2" calcext:value-type="float">
            <text:p>5,2</text:p>
          </table:table-cell>
          <table:table-cell table:formula="of:=LN([.F16])" office:value-type="float" office:value="1.64865862558738" calcext:value-type="float">
            <text:p>1,6486586255873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17]-[.$A$3]" office:value-type="float" office:value="10" calcext:value-type="float">
            <text:p>10</text:p>
          </table:table-cell>
          <table:table-cell office:value-type="float" office:value="1.5" calcext:value-type="float">
            <text:p>1,5</text:p>
          </table:table-cell>
          <table:table-cell office:value-type="float" office:value="18" calcext:value-type="float">
            <text:p>18</text:p>
          </table:table-cell>
          <table:table-cell table:formula="of:=[.D17]-15" office:value-type="float" office:value="3" calcext:value-type="float">
            <text:p>3</text:p>
          </table:table-cell>
          <table:table-cell table:formula="of:=[.F16]-0.1" office:value-type="float" office:value="5.10000000000001" calcext:value-type="float">
            <text:p>5,10000000000001</text:p>
          </table:table-cell>
          <table:table-cell table:formula="of:=LN([.F17])" office:value-type="float" office:value="1.62924053973028" calcext:value-type="float">
            <text:p>1,629240539730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18]-[.$A$3]" office:value-type="float" office:value="11" calcext:value-type="float">
            <text:p>11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table:formula="of:=[.F17]-0.1" office:value-type="float" office:value="5.00000000000001" calcext:value-type="float">
            <text:p>5,00000000000001</text:p>
          </table:table-cell>
          <table:table-cell table:formula="of:=LN([.F18])" office:value-type="float" office:value="1.6094379124341" calcext:value-type="float">
            <text:p>1,609437912434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19]-[.$A$3]" office:value-type="float" office:value="12" calcext:value-type="float">
            <text:p>12</text:p>
          </table:table-cell>
          <table:table-cell table:formula="of:=[.C18]+0.1" office:value-type="float" office:value="1.7" calcext:value-type="float">
            <text:p>1,7</text:p>
          </table:table-cell>
          <table:table-cell table:number-columns-repeated="2"/>
          <table:table-cell table:formula="of:=[.F18]-0.1" office:value-type="float" office:value="4.90000000000001" calcext:value-type="float">
            <text:p>4,90000000000001</text:p>
          </table:table-cell>
          <table:table-cell table:formula="of:=LN([.F19])" office:value-type="float" office:value="1.58923520511658" calcext:value-type="float">
            <text:p>1,5892352051165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20]-[.$A$3]" office:value-type="float" office:value="13" calcext:value-type="float">
            <text:p>13</text:p>
          </table:table-cell>
          <table:table-cell table:formula="of:=[.C19]+0.1" office:value-type="float" office:value="1.8" calcext:value-type="float">
            <text:p>1,8</text:p>
          </table:table-cell>
          <table:table-cell table:number-columns-repeated="2"/>
          <table:table-cell table:formula="of:=[.F19]-0.1" office:value-type="float" office:value="4.80000000000001" calcext:value-type="float">
            <text:p>4,80000000000001</text:p>
          </table:table-cell>
          <table:table-cell table:formula="of:=LN([.F20])" office:value-type="float" office:value="1.56861591791385" calcext:value-type="float">
            <text:p>1,5686159179138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21]-[.$A$3]" office:value-type="float" office:value="15" calcext:value-type="float">
            <text:p>15</text:p>
          </table:table-cell>
          <table:table-cell table:formula="of:=[.C20]+0.1" office:value-type="float" office:value="1.9" calcext:value-type="float">
            <text:p>1,9</text:p>
          </table:table-cell>
          <table:table-cell office:value-type="float" office:value="19" calcext:value-type="float">
            <text:p>19</text:p>
          </table:table-cell>
          <table:table-cell table:formula="of:=[.D21]-15" office:value-type="float" office:value="4" calcext:value-type="float">
            <text:p>4</text:p>
          </table:table-cell>
          <table:table-cell table:formula="of:=[.F20]-0.1" office:value-type="float" office:value="4.70000000000001" calcext:value-type="float">
            <text:p>4,70000000000001</text:p>
          </table:table-cell>
          <table:table-cell table:formula="of:=LN([.F21])" office:value-type="float" office:value="1.54756250871601" calcext:value-type="float">
            <text:p>1,5475625087160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22]-[.$A$3]" office:value-type="float" office:value="16" calcext:value-type="float">
            <text:p>16</text:p>
          </table:table-cell>
          <table:table-cell table:formula="of:=[.C21]+0.1" office:value-type="float" office:value="2" calcext:value-type="float">
            <text:p>2</text:p>
          </table:table-cell>
          <table:table-cell table:number-columns-repeated="2"/>
          <table:table-cell table:formula="of:=[.F21]-0.1" office:value-type="float" office:value="4.60000000000001" calcext:value-type="float">
            <text:p>4,60000000000001</text:p>
          </table:table-cell>
          <table:table-cell table:formula="of:=LN([.F22])" office:value-type="float" office:value="1.52605630349505" calcext:value-type="float">
            <text:p>1,526056303495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23]-[.$A$3]" office:value-type="float" office:value="17" calcext:value-type="float">
            <text:p>17</text:p>
          </table:table-cell>
          <table:table-cell table:formula="of:=[.C22]+0.1" office:value-type="float" office:value="2.1" calcext:value-type="float">
            <text:p>2,1</text:p>
          </table:table-cell>
          <table:table-cell table:number-columns-repeated="2"/>
          <table:table-cell table:formula="of:=[.F22]-0.1" office:value-type="float" office:value="4.50000000000001" calcext:value-type="float">
            <text:p>4,50000000000001</text:p>
          </table:table-cell>
          <table:table-cell table:formula="of:=LN([.F23])" office:value-type="float" office:value="1.50407739677628" calcext:value-type="float">
            <text:p>1,5040773967762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24]-[.$A$3]" office:value-type="float" office:value="18" calcext:value-type="float">
            <text:p>18</text:p>
          </table:table-cell>
          <table:table-cell table:formula="of:=[.C23]+0.1" office:value-type="float" office:value="2.2" calcext:value-type="float">
            <text:p>2,2</text:p>
          </table:table-cell>
          <table:table-cell table:number-columns-repeated="2"/>
          <table:table-cell table:formula="of:=[.F23]-0.1" office:value-type="float" office:value="4.40000000000001" calcext:value-type="float">
            <text:p>4,40000000000001</text:p>
          </table:table-cell>
          <table:table-cell table:formula="of:=LN([.F24])" office:value-type="float" office:value="1.48160454092422" calcext:value-type="float">
            <text:p>1,4816045409242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25]-[.$A$3]" office:value-type="float" office:value="20" calcext:value-type="float">
            <text:p>20</text:p>
          </table:table-cell>
          <table:table-cell table:formula="of:=[.C24]+0.1" office:value-type="float" office:value="2.3" calcext:value-type="float">
            <text:p>2,3</text:p>
          </table:table-cell>
          <table:table-cell table:number-columns-repeated="2"/>
          <table:table-cell table:formula="of:=[.F24]-0.1" office:value-type="float" office:value="4.30000000000001" calcext:value-type="float">
            <text:p>4,30000000000001</text:p>
          </table:table-cell>
          <table:table-cell table:formula="of:=LN([.F25])" office:value-type="float" office:value="1.45861502269952" calcext:value-type="float">
            <text:p>1,4586150226995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26]-[.$A$3]" office:value-type="float" office:value="21" calcext:value-type="float">
            <text:p>21</text:p>
          </table:table-cell>
          <table:table-cell table:formula="of:=[.C25]+0.1" office:value-type="float" office:value="2.4" calcext:value-type="float">
            <text:p>2,4</text:p>
          </table:table-cell>
          <table:table-cell office:value-type="float" office:value="19" calcext:value-type="float">
            <text:p>19</text:p>
          </table:table-cell>
          <table:table-cell table:formula="of:=[.D26]-15" office:value-type="float" office:value="4" calcext:value-type="float">
            <text:p>4</text:p>
          </table:table-cell>
          <table:table-cell table:formula="of:=[.F25]-0.1" office:value-type="float" office:value="4.20000000000001" calcext:value-type="float">
            <text:p>4,20000000000001</text:p>
          </table:table-cell>
          <table:table-cell table:formula="of:=LN([.F26])" office:value-type="float" office:value="1.43508452528932" calcext:value-type="float">
            <text:p>1,4350845252893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27]-[.$A$3]" office:value-type="float" office:value="22" calcext:value-type="float">
            <text:p>22</text:p>
          </table:table-cell>
          <table:table-cell table:formula="of:=[.C26]+0.1" office:value-type="float" office:value="2.5" calcext:value-type="float">
            <text:p>2,5</text:p>
          </table:table-cell>
          <table:table-cell table:number-columns-repeated="2"/>
          <table:table-cell table:formula="of:=[.F26]-0.1" office:value-type="float" office:value="4.10000000000001" calcext:value-type="float">
            <text:p>4,10000000000001</text:p>
          </table:table-cell>
          <table:table-cell table:formula="of:=LN([.F27])" office:value-type="float" office:value="1.41098697371026" calcext:value-type="float">
            <text:p>1,4109869737102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28]-[.$A$3]" office:value-type="float" office:value="24" calcext:value-type="float">
            <text:p>24</text:p>
          </table:table-cell>
          <table:table-cell table:formula="of:=[.C27]+0.1" office:value-type="float" office:value="2.6" calcext:value-type="float">
            <text:p>2,6</text:p>
          </table:table-cell>
          <table:table-cell table:number-columns-repeated="2"/>
          <table:table-cell table:formula="of:=[.F27]-0.1" office:value-type="float" office:value="4.00000000000001" calcext:value-type="float">
            <text:p>4,00000000000001</text:p>
          </table:table-cell>
          <table:table-cell table:formula="of:=LN([.F28])" office:value-type="float" office:value="1.38629436111989" calcext:value-type="float">
            <text:p>1,3862943611198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29]-[.$A$3]" office:value-type="float" office:value="25" calcext:value-type="float">
            <text:p>25</text:p>
          </table:table-cell>
          <table:table-cell table:formula="of:=[.C28]+0.1" office:value-type="float" office:value="2.7" calcext:value-type="float">
            <text:p>2,7</text:p>
          </table:table-cell>
          <table:table-cell table:number-columns-repeated="2"/>
          <table:table-cell table:formula="of:=[.F28]-0.1" office:value-type="float" office:value="3.90000000000001" calcext:value-type="float">
            <text:p>3,90000000000001</text:p>
          </table:table-cell>
          <table:table-cell table:formula="of:=LN([.F29])" office:value-type="float" office:value="1.3609765531356" calcext:value-type="float">
            <text:p>1,360976553135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30]-[.$A$3]" office:value-type="float" office:value="26" calcext:value-type="float">
            <text:p>26</text:p>
          </table:table-cell>
          <table:table-cell table:formula="of:=[.C29]+0.1" office:value-type="float" office:value="2.8" calcext:value-type="float">
            <text:p>2,8</text:p>
          </table:table-cell>
          <table:table-cell office:value-type="float" office:value="20" calcext:value-type="float">
            <text:p>20</text:p>
          </table:table-cell>
          <table:table-cell table:formula="of:=[.D30]-15" office:value-type="float" office:value="5" calcext:value-type="float">
            <text:p>5</text:p>
          </table:table-cell>
          <table:table-cell table:formula="of:=[.F29]-0.1" office:value-type="float" office:value="3.80000000000001" calcext:value-type="float">
            <text:p>3,80000000000001</text:p>
          </table:table-cell>
          <table:table-cell table:formula="of:=LN([.F30])" office:value-type="float" office:value="1.33500106673234" calcext:value-type="float">
            <text:p>1,3350010667323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31]-[.$A$3]" office:value-type="float" office:value="28" calcext:value-type="float">
            <text:p>28</text:p>
          </table:table-cell>
          <table:table-cell table:formula="of:=[.C30]+0.1" office:value-type="float" office:value="2.9" calcext:value-type="float">
            <text:p>2,9</text:p>
          </table:table-cell>
          <table:table-cell table:number-columns-repeated="2"/>
          <table:table-cell table:formula="of:=[.F30]-0.1" office:value-type="float" office:value="3.70000000000001" calcext:value-type="float">
            <text:p>3,70000000000001</text:p>
          </table:table-cell>
          <table:table-cell table:formula="of:=LN([.F31])" office:value-type="float" office:value="1.30833281965018" calcext:value-type="float">
            <text:p>1,308332819650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32]-[.$A$3]" office:value-type="float" office:value="29" calcext:value-type="float">
            <text:p>29</text:p>
          </table:table-cell>
          <table:table-cell table:formula="of:=[.C31]+0.1" office:value-type="float" office:value="3" calcext:value-type="float">
            <text:p>3</text:p>
          </table:table-cell>
          <table:table-cell table:number-columns-repeated="2"/>
          <table:table-cell table:formula="of:=[.F31]-0.1" office:value-type="float" office:value="3.60000000000001" calcext:value-type="float">
            <text:p>3,60000000000001</text:p>
          </table:table-cell>
          <table:table-cell table:formula="of:=LN([.F32])" office:value-type="float" office:value="1.28093384546207" calcext:value-type="float">
            <text:p>1,2809338454620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33]-[.$A$3]" office:value-type="float" office:value="30" calcext:value-type="float">
            <text:p>30</text:p>
          </table:table-cell>
          <table:table-cell table:formula="of:=[.C32]+0.1" office:value-type="float" office:value="3.1" calcext:value-type="float">
            <text:p>3,1</text:p>
          </table:table-cell>
          <table:table-cell table:number-columns-repeated="2"/>
          <table:table-cell table:formula="of:=[.F32]-0.1" office:value-type="float" office:value="3.50000000000001" calcext:value-type="float">
            <text:p>3,50000000000001</text:p>
          </table:table-cell>
          <table:table-cell table:formula="of:=LN([.F33])" office:value-type="float" office:value="1.25276296849537" calcext:value-type="float">
            <text:p>1,2527629684953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34]-[.$A$3]" office:value-type="float" office:value="32" calcext:value-type="float">
            <text:p>32</text:p>
          </table:table-cell>
          <table:table-cell table:formula="of:=[.C33]+0.1" office:value-type="float" office:value="3.2" calcext:value-type="float">
            <text:p>3,2</text:p>
          </table:table-cell>
          <table:table-cell office:value-type="float" office:value="20" calcext:value-type="float">
            <text:p>20</text:p>
          </table:table-cell>
          <table:table-cell table:formula="of:=[.D34]-15" office:value-type="float" office:value="5" calcext:value-type="float">
            <text:p>5</text:p>
          </table:table-cell>
          <table:table-cell table:formula="of:=[.F33]-0.1" office:value-type="float" office:value="3.40000000000001" calcext:value-type="float">
            <text:p>3,40000000000001</text:p>
          </table:table-cell>
          <table:table-cell table:formula="of:=LN([.F34])" office:value-type="float" office:value="1.22377543162212" calcext:value-type="float">
            <text:p>1,223775431622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35]-[.$A$3]" office:value-type="float" office:value="34" calcext:value-type="float">
            <text:p>34</text:p>
          </table:table-cell>
          <table:table-cell table:formula="of:=[.C34]+0.1" office:value-type="float" office:value="3.3" calcext:value-type="float">
            <text:p>3,3</text:p>
          </table:table-cell>
          <table:table-cell table:number-columns-repeated="2"/>
          <table:table-cell table:formula="of:=[.F34]-0.1" office:value-type="float" office:value="3.30000000000001" calcext:value-type="float">
            <text:p>3,30000000000001</text:p>
          </table:table-cell>
          <table:table-cell table:formula="of:=LN([.F35])" office:value-type="float" office:value="1.19392246847244" calcext:value-type="float">
            <text:p>1,1939224684724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36]-[.$A$3]" office:value-type="float" office:value="35" calcext:value-type="float">
            <text:p>35</text:p>
          </table:table-cell>
          <table:table-cell table:formula="of:=[.C35]+0.1" office:value-type="float" office:value="3.4" calcext:value-type="float">
            <text:p>3,4</text:p>
          </table:table-cell>
          <table:table-cell table:number-columns-repeated="2"/>
          <table:table-cell table:formula="of:=[.F35]-0.1" office:value-type="float" office:value="3.20000000000001" calcext:value-type="float">
            <text:p>3,20000000000001</text:p>
          </table:table-cell>
          <table:table-cell table:formula="of:=LN([.F36])" office:value-type="float" office:value="1.16315080980568" calcext:value-type="float">
            <text:p>1,1631508098056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37]-[.$A$3]" office:value-type="float" office:value="36" calcext:value-type="float">
            <text:p>36</text:p>
          </table:table-cell>
          <table:table-cell table:formula="of:=[.C36]+0.1" office:value-type="float" office:value="3.5" calcext:value-type="float">
            <text:p>3,5</text:p>
          </table:table-cell>
          <table:table-cell table:number-columns-repeated="2"/>
          <table:table-cell table:formula="of:=[.F36]-0.1" office:value-type="float" office:value="3.10000000000001" calcext:value-type="float">
            <text:p>3,10000000000001</text:p>
          </table:table-cell>
          <table:table-cell table:formula="of:=LN([.F37])" office:value-type="float" office:value="1.1314021114911" calcext:value-type="float">
            <text:p>1,131402111491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38]-[.$A$3]" office:value-type="float" office:value="38" calcext:value-type="float">
            <text:p>38</text:p>
          </table:table-cell>
          <table:table-cell table:formula="of:=[.C37]+0.1" office:value-type="float" office:value="3.6" calcext:value-type="float">
            <text:p>3,6</text:p>
          </table:table-cell>
          <table:table-cell office:value-type="float" office:value="21" calcext:value-type="float">
            <text:p>21</text:p>
          </table:table-cell>
          <table:table-cell table:formula="of:=[.D38]-15" office:value-type="float" office:value="6" calcext:value-type="float">
            <text:p>6</text:p>
          </table:table-cell>
          <table:table-cell table:formula="of:=[.F37]-0.1" office:value-type="float" office:value="3.00000000000001" calcext:value-type="float">
            <text:p>3,00000000000001</text:p>
          </table:table-cell>
          <table:table-cell table:formula="of:=LN([.F38])" office:value-type="float" office:value="1.09861228866811" calcext:value-type="float">
            <text:p>1,0986122886681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39]-[.$A$3]" office:value-type="float" office:value="39" calcext:value-type="float">
            <text:p>39</text:p>
          </table:table-cell>
          <table:table-cell table:formula="of:=[.C38]+0.1" office:value-type="float" office:value="3.7" calcext:value-type="float">
            <text:p>3,7</text:p>
          </table:table-cell>
          <table:table-cell table:number-columns-repeated="2"/>
          <table:table-cell table:formula="of:=[.F38]-0.1" office:value-type="float" office:value="2.90000000000001" calcext:value-type="float">
            <text:p>2,90000000000001</text:p>
          </table:table-cell>
          <table:table-cell table:formula="of:=LN([.F39])" office:value-type="float" office:value="1.06471073699243" calcext:value-type="float">
            <text:p>1,0647107369924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40]-[.$A$3]" office:value-type="float" office:value="41" calcext:value-type="float">
            <text:p>41</text:p>
          </table:table-cell>
          <table:table-cell table:formula="of:=[.C39]+0.1" office:value-type="float" office:value="3.8" calcext:value-type="float">
            <text:p>3,8</text:p>
          </table:table-cell>
          <table:table-cell table:number-columns-repeated="2"/>
          <table:table-cell table:formula="of:=[.F39]-0.1" office:value-type="float" office:value="2.80000000000001" calcext:value-type="float">
            <text:p>2,80000000000001</text:p>
          </table:table-cell>
          <table:table-cell table:formula="of:=LN([.F40])" office:value-type="float" office:value="1.02961941718116" calcext:value-type="float">
            <text:p>1,0296194171811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41]-[.$A$3]" office:value-type="float" office:value="42" calcext:value-type="float">
            <text:p>42</text:p>
          </table:table-cell>
          <table:table-cell table:formula="of:=[.C40]+0.1" office:value-type="float" office:value="3.9" calcext:value-type="float">
            <text:p>3,9</text:p>
          </table:table-cell>
          <table:table-cell office:value-type="float" office:value="21" calcext:value-type="float">
            <text:p>21</text:p>
          </table:table-cell>
          <table:table-cell table:formula="of:=[.D41]-15" office:value-type="float" office:value="6" calcext:value-type="float">
            <text:p>6</text:p>
          </table:table-cell>
          <table:table-cell table:formula="of:=[.F40]-0.1" office:value-type="float" office:value="2.70000000000001" calcext:value-type="float">
            <text:p>2,70000000000001</text:p>
          </table:table-cell>
          <table:table-cell table:formula="of:=LN([.F41])" office:value-type="float" office:value="0.993251773010286" calcext:value-type="float">
            <text:p>0,99325177301028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42]-[.$A$3]" office:value-type="float" office:value="43" calcext:value-type="float">
            <text:p>43</text:p>
          </table:table-cell>
          <table:table-cell table:formula="of:=[.C41]+0.1" office:value-type="float" office:value="4" calcext:value-type="float">
            <text:p>4</text:p>
          </table:table-cell>
          <table:table-cell table:number-columns-repeated="2"/>
          <table:table-cell table:formula="of:=[.F41]-0.1" office:value-type="float" office:value="2.60000000000001" calcext:value-type="float">
            <text:p>2,60000000000001</text:p>
          </table:table-cell>
          <table:table-cell table:formula="of:=LN([.F42])" office:value-type="float" office:value="0.955511445027439" calcext:value-type="float">
            <text:p>0,95551144502743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43]-[.$A$3]" office:value-type="float" office:value="45" calcext:value-type="float">
            <text:p>45</text:p>
          </table:table-cell>
          <table:table-cell table:formula="of:=[.C42]+0.1" office:value-type="float" office:value="4.1" calcext:value-type="float">
            <text:p>4,1</text:p>
          </table:table-cell>
          <table:table-cell office:value-type="float" office:value="22" calcext:value-type="float">
            <text:p>22</text:p>
          </table:table-cell>
          <table:table-cell table:formula="of:=[.D43]-15" office:value-type="float" office:value="7" calcext:value-type="float">
            <text:p>7</text:p>
          </table:table-cell>
          <table:table-cell table:formula="of:=[.F42]-0.1" office:value-type="float" office:value="2.50000000000001" calcext:value-type="float">
            <text:p>2,50000000000001</text:p>
          </table:table-cell>
          <table:table-cell table:formula="of:=LN([.F43])" office:value-type="float" office:value="0.916290731874158" calcext:value-type="float">
            <text:p>0,91629073187415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44]-[.$A$3]" office:value-type="float" office:value="46" calcext:value-type="float">
            <text:p>46</text:p>
          </table:table-cell>
          <table:table-cell table:formula="of:=[.C43]+0.1" office:value-type="float" office:value="4.2" calcext:value-type="float">
            <text:p>4,2</text:p>
          </table:table-cell>
          <table:table-cell table:number-columns-repeated="2"/>
          <table:table-cell table:formula="of:=[.F43]-0.1" office:value-type="float" office:value="2.40000000000001" calcext:value-type="float">
            <text:p>2,40000000000001</text:p>
          </table:table-cell>
          <table:table-cell table:formula="of:=LN([.F44])" office:value-type="float" office:value="0.875468737353903" calcext:value-type="float">
            <text:p>0,8754687373539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45]-[.$A$3]" office:value-type="float" office:value="47" calcext:value-type="float">
            <text:p>47</text:p>
          </table:table-cell>
          <table:table-cell table:formula="of:=[.C44]+0.1" office:value-type="float" office:value="4.3" calcext:value-type="float">
            <text:p>4,3</text:p>
          </table:table-cell>
          <table:table-cell office:value-type="float" office:value="22" calcext:value-type="float">
            <text:p>22</text:p>
          </table:table-cell>
          <table:table-cell table:formula="of:=[.D45]-15" office:value-type="float" office:value="7" calcext:value-type="float">
            <text:p>7</text:p>
          </table:table-cell>
          <table:table-cell table:formula="of:=[.F44]-0.1" office:value-type="float" office:value="2.30000000000001" calcext:value-type="float">
            <text:p>2,30000000000001</text:p>
          </table:table-cell>
          <table:table-cell table:formula="of:=LN([.F45])" office:value-type="float" office:value="0.832909122935107" calcext:value-type="float">
            <text:p>0,83290912293510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46]-[.$A$3]" office:value-type="float" office:value="49" calcext:value-type="float">
            <text:p>49</text:p>
          </table:table-cell>
          <table:table-cell table:formula="of:=[.C45]+0.1" office:value-type="float" office:value="4.4" calcext:value-type="float">
            <text:p>4,4</text:p>
          </table:table-cell>
          <table:table-cell table:number-columns-repeated="2"/>
          <table:table-cell table:formula="of:=[.F45]-0.1" office:value-type="float" office:value="2.20000000000001" calcext:value-type="float">
            <text:p>2,20000000000001</text:p>
          </table:table-cell>
          <table:table-cell table:formula="of:=LN([.F46])" office:value-type="float" office:value="0.788457360364273" calcext:value-type="float">
            <text:p>0,78845736036427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47]-[.$A$3]" office:value-type="float" office:value="51" calcext:value-type="float">
            <text:p>51</text:p>
          </table:table-cell>
          <table:table-cell table:formula="of:=[.C46]+0.1" office:value-type="float" office:value="4.5" calcext:value-type="float">
            <text:p>4,5</text:p>
          </table:table-cell>
          <table:table-cell office:value-type="float" office:value="23" calcext:value-type="float">
            <text:p>23</text:p>
          </table:table-cell>
          <table:table-cell table:formula="of:=[.D47]-15" office:value-type="float" office:value="8" calcext:value-type="float">
            <text:p>8</text:p>
          </table:table-cell>
          <table:table-cell table:formula="of:=[.F46]-0.1" office:value-type="float" office:value="2.10000000000001" calcext:value-type="float">
            <text:p>2,10000000000001</text:p>
          </table:table-cell>
          <table:table-cell table:formula="of:=LN([.F47])" office:value-type="float" office:value="0.741937344729381" calcext:value-type="float">
            <text:p>0,74193734472938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48]-[.$A$3]" office:value-type="float" office:value="52" calcext:value-type="float">
            <text:p>52</text:p>
          </table:table-cell>
          <table:table-cell table:formula="of:=[.C47]+0.1" office:value-type="float" office:value="4.6" calcext:value-type="float">
            <text:p>4,6</text:p>
          </table:table-cell>
          <table:table-cell office:value-type="float" office:value="23" calcext:value-type="float">
            <text:p>23</text:p>
          </table:table-cell>
          <table:table-cell table:formula="of:=[.D48]-15" office:value-type="float" office:value="8" calcext:value-type="float">
            <text:p>8</text:p>
          </table:table-cell>
          <table:table-cell table:formula="of:=[.F47]-0.1" office:value-type="float" office:value="2.00000000000001" calcext:value-type="float">
            <text:p>2,00000000000001</text:p>
          </table:table-cell>
          <table:table-cell table:formula="of:=LN([.F48])" office:value-type="float" office:value="0.693147180559949" calcext:value-type="float">
            <text:p>0,69314718055994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49]-[.$A$3]" office:value-type="float" office:value="54" calcext:value-type="float">
            <text:p>54</text:p>
          </table:table-cell>
          <table:table-cell table:formula="of:=[.C48]+0.1" office:value-type="float" office:value="4.7" calcext:value-type="float">
            <text:p>4,7</text:p>
          </table:table-cell>
          <table:table-cell table:number-columns-repeated="2"/>
          <table:table-cell table:formula="of:=[.F48]-0.1" office:value-type="float" office:value="1.90000000000001" calcext:value-type="float">
            <text:p>1,90000000000001</text:p>
          </table:table-cell>
          <table:table-cell table:formula="of:=LN([.F49])" office:value-type="float" office:value="0.641853886172398" calcext:value-type="float">
            <text:p>0,64185388617239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50]-[.$A$3]" office:value-type="float" office:value="55" calcext:value-type="float">
            <text:p>55</text:p>
          </table:table-cell>
          <table:table-cell table:formula="of:=[.C49]+0.1" office:value-type="float" office:value="4.8" calcext:value-type="float">
            <text:p>4,8</text:p>
          </table:table-cell>
          <table:table-cell office:value-type="float" office:value="24" calcext:value-type="float">
            <text:p>24</text:p>
          </table:table-cell>
          <table:table-cell table:formula="of:=[.D50]-15" office:value-type="float" office:value="9" calcext:value-type="float">
            <text:p>9</text:p>
          </table:table-cell>
          <table:table-cell table:formula="of:=[.F49]-0.1" office:value-type="float" office:value="1.80000000000001" calcext:value-type="float">
            <text:p>1,80000000000001</text:p>
          </table:table-cell>
          <table:table-cell table:formula="of:=LN([.F50])" office:value-type="float" office:value="0.587786664902123" calcext:value-type="float">
            <text:p>0,58778666490212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51]-[.$A$3]" office:value-type="float" office:value="56" calcext:value-type="float">
            <text:p>56</text:p>
          </table:table-cell>
          <table:table-cell table:formula="of:=[.C50]+0.1" office:value-type="float" office:value="4.9" calcext:value-type="float">
            <text:p>4,9</text:p>
          </table:table-cell>
          <table:table-cell office:value-type="float" office:value="24" calcext:value-type="float">
            <text:p>24</text:p>
          </table:table-cell>
          <table:table-cell table:formula="of:=[.D51]-15" office:value-type="float" office:value="9" calcext:value-type="float">
            <text:p>9</text:p>
          </table:table-cell>
          <table:table-cell table:formula="of:=[.F50]-0.1" office:value-type="float" office:value="1.70000000000001" calcext:value-type="float">
            <text:p>1,70000000000001</text:p>
          </table:table-cell>
          <table:table-cell table:formula="of:=LN([.F51])" office:value-type="float" office:value="0.530628251062174" calcext:value-type="float">
            <text:p>0,53062825106217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52]-[.$A$3]" office:value-type="float" office:value="58" calcext:value-type="float">
            <text:p>58</text:p>
          </table:table-cell>
          <table:table-cell table:formula="of:=[.C51]+0.1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formula="of:=[.D52]-15" office:value-type="float" office:value="10" calcext:value-type="float">
            <text:p>10</text:p>
          </table:table-cell>
          <table:table-cell table:formula="of:=[.F51]-0.1" office:value-type="float" office:value="1.60000000000001" calcext:value-type="float">
            <text:p>1,60000000000001</text:p>
          </table:table-cell>
          <table:table-cell table:formula="of:=LN([.F52])" office:value-type="float" office:value="0.47000362924574" calcext:value-type="float">
            <text:p>0,4700036292457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53]-[.$A$3]" office:value-type="float" office:value="60" calcext:value-type="float">
            <text:p>60</text:p>
          </table:table-cell>
          <table:table-cell table:formula="of:=[.C52]+0.1" office:value-type="float" office:value="5.1" calcext:value-type="float">
            <text:p>5,1</text:p>
          </table:table-cell>
          <table:table-cell office:value-type="float" office:value="25" calcext:value-type="float">
            <text:p>25</text:p>
          </table:table-cell>
          <table:table-cell table:formula="of:=[.D53]-15" office:value-type="float" office:value="10" calcext:value-type="float">
            <text:p>10</text:p>
          </table:table-cell>
          <table:table-cell table:formula="of:=[.F52]-0.1" office:value-type="float" office:value="1.50000000000001" calcext:value-type="float">
            <text:p>1,50000000000001</text:p>
          </table:table-cell>
          <table:table-cell table:formula="of:=LN([.F53])" office:value-type="float" office:value="0.405465108108169" calcext:value-type="float">
            <text:p>0,40546510810816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54]-[.$A$3]" office:value-type="float" office:value="61" calcext:value-type="float">
            <text:p>61</text:p>
          </table:table-cell>
          <table:table-cell table:formula="of:=[.C53]+0.1" office:value-type="float" office:value="5.2" calcext:value-type="float">
            <text:p>5,2</text:p>
          </table:table-cell>
          <table:table-cell office:value-type="float" office:value="26" calcext:value-type="float">
            <text:p>26</text:p>
          </table:table-cell>
          <table:table-cell table:formula="of:=[.D54]-15" office:value-type="float" office:value="11" calcext:value-type="float">
            <text:p>11</text:p>
          </table:table-cell>
          <table:table-cell table:formula="of:=[.F53]-0.1" office:value-type="float" office:value="1.40000000000001" calcext:value-type="float">
            <text:p>1,40000000000001</text:p>
          </table:table-cell>
          <table:table-cell table:formula="of:=LN([.F54])" office:value-type="float" office:value="0.336472236621218" calcext:value-type="float">
            <text:p>0,33647223662121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55]-[.$A$3]" office:value-type="float" office:value="62" calcext:value-type="float">
            <text:p>62</text:p>
          </table:table-cell>
          <table:table-cell table:formula="of:=[.C54]+0.1" office:value-type="float" office:value="5.3" calcext:value-type="float">
            <text:p>5,3</text:p>
          </table:table-cell>
          <table:table-cell office:value-type="float" office:value="27" calcext:value-type="float">
            <text:p>27</text:p>
          </table:table-cell>
          <table:table-cell table:formula="of:=[.D55]-15" office:value-type="float" office:value="12" calcext:value-type="float">
            <text:p>12</text:p>
          </table:table-cell>
          <table:table-cell table:formula="of:=[.F54]-0.1" office:value-type="float" office:value="1.30000000000001" calcext:value-type="float">
            <text:p>1,30000000000001</text:p>
          </table:table-cell>
          <table:table-cell table:formula="of:=LN([.F55])" office:value-type="float" office:value="0.262364264467496" calcext:value-type="float">
            <text:p>0,26236426446749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56]-[.$A$3]" office:value-type="float" office:value="64" calcext:value-type="float">
            <text:p>64</text:p>
          </table:table-cell>
          <table:table-cell table:formula="of:=[.C55]+0.1" office:value-type="float" office:value="5.4" calcext:value-type="float">
            <text:p>5,4</text:p>
          </table:table-cell>
          <table:table-cell office:value-type="float" office:value="28" calcext:value-type="float">
            <text:p>28</text:p>
          </table:table-cell>
          <table:table-cell table:formula="of:=[.D56]-15" office:value-type="float" office:value="13" calcext:value-type="float">
            <text:p>13</text:p>
          </table:table-cell>
          <table:table-cell table:formula="of:=[.F55]-0.1" office:value-type="float" office:value="1.20000000000001" calcext:value-type="float">
            <text:p>1,20000000000001</text:p>
          </table:table-cell>
          <table:table-cell table:formula="of:=LN([.F56])" office:value-type="float" office:value="0.18232155679396" calcext:value-type="float">
            <text:p>0,1823215567939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57]-[.$A$3]" office:value-type="float" office:value="65" calcext:value-type="float">
            <text:p>65</text:p>
          </table:table-cell>
          <table:table-cell table:formula="of:=[.C56]+0.1" office:value-type="float" office:value="5.5" calcext:value-type="float">
            <text:p>5,5</text:p>
          </table:table-cell>
          <table:table-cell office:value-type="float" office:value="29" calcext:value-type="float">
            <text:p>29</text:p>
          </table:table-cell>
          <table:table-cell table:formula="of:=[.D57]-15" office:value-type="float" office:value="14" calcext:value-type="float">
            <text:p>14</text:p>
          </table:table-cell>
          <table:table-cell table:formula="of:=[.F56]-0.1" office:value-type="float" office:value="1.10000000000001" calcext:value-type="float">
            <text:p>1,10000000000001</text:p>
          </table:table-cell>
          <table:table-cell table:formula="of:=LN([.F57])" office:value-type="float" office:value="0.0953101798043306" calcext:value-type="float">
            <text:p>0,095310179804330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58]-[.$A$3]" office:value-type="float" office:value="67" calcext:value-type="float">
            <text:p>67</text:p>
          </table:table-cell>
          <table:table-cell table:formula="of:=[.C57]+0.1" office:value-type="float" office:value="5.6" calcext:value-type="float">
            <text:p>5,6</text:p>
          </table:table-cell>
          <table:table-cell office:value-type="float" office:value="31" calcext:value-type="float">
            <text:p>31</text:p>
          </table:table-cell>
          <table:table-cell table:formula="of:=[.D58]-15" office:value-type="float" office:value="16" calcext:value-type="float">
            <text:p>16</text:p>
          </table:table-cell>
          <table:table-cell table:formula="of:=[.F57]-0.1" office:value-type="float" office:value="1.00000000000001" calcext:value-type="float">
            <text:p>1,00000000000001</text:p>
          </table:table-cell>
          <table:table-cell table:formula="of:=LN([.F58])" office:value-type="float" office:value="6.21724893790086E-015" calcext:value-type="float">
            <text:p>6,21724893790086E-1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59]-[.$A$3]" office:value-type="float" office:value="69" calcext:value-type="float">
            <text:p>69</text:p>
          </table:table-cell>
          <table:table-cell table:formula="of:=[.C58]+0.1" office:value-type="float" office:value="5.7" calcext:value-type="float">
            <text:p>5,7</text:p>
          </table:table-cell>
          <table:table-cell office:value-type="float" office:value="32" calcext:value-type="float">
            <text:p>32</text:p>
          </table:table-cell>
          <table:table-cell table:formula="of:=[.D59]-15" office:value-type="float" office:value="17" calcext:value-type="float">
            <text:p>17</text:p>
          </table:table-cell>
          <table:table-cell table:formula="of:=[.F58]-0.01" office:value-type="float" office:value="0.990000000000006" calcext:value-type="float">
            <text:p>0,990000000000006</text:p>
          </table:table-cell>
          <table:table-cell table:formula="of:=LN([.F59])" office:value-type="float" office:value="-0.0100503358534952" calcext:value-type="float">
            <text:p>-0,010050335853495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60]-[.$A$3]" office:value-type="float" office:value="70" calcext:value-type="float">
            <text:p>70</text:p>
          </table:table-cell>
          <table:table-cell table:formula="of:=[.C59]+0.1" office:value-type="float" office:value="5.8" calcext:value-type="float">
            <text:p>5,8</text:p>
          </table:table-cell>
          <table:table-cell table:number-columns-repeated="2"/>
          <table:table-cell table:formula="of:=[.F59]-0.01" office:value-type="float" office:value="0.980000000000006" calcext:value-type="float">
            <text:p>0,980000000000006</text:p>
          </table:table-cell>
          <table:table-cell table:formula="of:=LN([.F60])" office:value-type="float" office:value="-0.0202027073175131" calcext:value-type="float">
            <text:p>-0,020202707317513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61]-[.$A$3]" office:value-type="float" office:value="72" calcext:value-type="float">
            <text:p>72</text:p>
          </table:table-cell>
          <table:table-cell table:formula="of:=[.C60]+0.1" office:value-type="float" office:value="5.9" calcext:value-type="float">
            <text:p>5,9</text:p>
          </table:table-cell>
          <table:table-cell office:value-type="float" office:value="33" calcext:value-type="float">
            <text:p>33</text:p>
          </table:table-cell>
          <table:table-cell table:formula="of:=[.D61]-15" office:value-type="float" office:value="18" calcext:value-type="float">
            <text:p>18</text:p>
          </table:table-cell>
          <table:table-cell table:formula="of:=[.F60]-0.01" office:value-type="float" office:value="0.970000000000006" calcext:value-type="float">
            <text:p>0,970000000000006</text:p>
          </table:table-cell>
          <table:table-cell table:formula="of:=LN([.F61])" office:value-type="float" office:value="-0.0304592074847022" calcext:value-type="float">
            <text:p>-0,030459207484702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62]-[.$A$3]" office:value-type="float" office:value="73" calcext:value-type="float">
            <text:p>73</text:p>
          </table:table-cell>
          <table:table-cell table:formula="of:=[.C61]+0.1"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formula="of:=[.D62]-15" office:value-type="float" office:value="18" calcext:value-type="float">
            <text:p>18</text:p>
          </table:table-cell>
          <table:table-cell table:formula="of:=[.F61]-0.01" office:value-type="float" office:value="0.960000000000006" calcext:value-type="float">
            <text:p>0,960000000000006</text:p>
          </table:table-cell>
          <table:table-cell table:formula="of:=LN([.F62])" office:value-type="float" office:value="-0.0408219945202487" calcext:value-type="float">
            <text:p>-0,040821994520248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63]-[.$A$3]" office:value-type="float" office:value="75" calcext:value-type="float">
            <text:p>75</text:p>
          </table:table-cell>
          <table:table-cell table:formula="of:=[.C62]+0.1" office:value-type="float" office:value="6.09999999999999" calcext:value-type="float">
            <text:p>6,09999999999999</text:p>
          </table:table-cell>
          <table:table-cell office:value-type="float" office:value="34" calcext:value-type="float">
            <text:p>34</text:p>
          </table:table-cell>
          <table:table-cell table:formula="of:=[.D63]-15" office:value-type="float" office:value="19" calcext:value-type="float">
            <text:p>19</text:p>
          </table:table-cell>
          <table:table-cell table:formula="of:=[.F62]-0.01" office:value-type="float" office:value="0.950000000000006" calcext:value-type="float">
            <text:p>0,950000000000006</text:p>
          </table:table-cell>
          <table:table-cell table:formula="of:=LN([.F63])" office:value-type="float" office:value="-0.051293294387544" calcext:value-type="float">
            <text:p>-0,05129329438754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64]-[.$A$3]" office:value-type="float" office:value="77" calcext:value-type="float">
            <text:p>77</text:p>
          </table:table-cell>
          <table:table-cell table:formula="of:=[.C63]+0.1" office:value-type="float" office:value="6.19999999999999" calcext:value-type="float">
            <text:p>6,19999999999999</text:p>
          </table:table-cell>
          <table:table-cell office:value-type="float" office:value="34" calcext:value-type="float">
            <text:p>34</text:p>
          </table:table-cell>
          <table:table-cell table:formula="of:=[.D64]-15" office:value-type="float" office:value="19" calcext:value-type="float">
            <text:p>19</text:p>
          </table:table-cell>
          <table:table-cell table:formula="of:=[.F63]-0.01" office:value-type="float" office:value="0.940000000000006" calcext:value-type="float">
            <text:p>0,940000000000006</text:p>
          </table:table-cell>
          <table:table-cell table:formula="of:=LN([.F64])" office:value-type="float" office:value="-0.0618754037180809" calcext:value-type="float">
            <text:p>-0,061875403718080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65]-[.$A$3]" office:value-type="float" office:value="78" calcext:value-type="float">
            <text:p>78</text:p>
          </table:table-cell>
          <table:table-cell table:formula="of:=[.C64]+0.1" office:value-type="float" office:value="6.29999999999999" calcext:value-type="float">
            <text:p>6,29999999999999</text:p>
          </table:table-cell>
          <table:table-cell office:value-type="float" office:value="35" calcext:value-type="float">
            <text:p>35</text:p>
          </table:table-cell>
          <table:table-cell table:formula="of:=[.D65]-15" office:value-type="float" office:value="20" calcext:value-type="float">
            <text:p>20</text:p>
          </table:table-cell>
          <table:table-cell table:formula="of:=[.F64]-0.01" office:value-type="float" office:value="0.930000000000006" calcext:value-type="float">
            <text:p>0,930000000000006</text:p>
          </table:table-cell>
          <table:table-cell table:formula="of:=LN([.F65])" office:value-type="float" office:value="-0.0725706928348288" calcext:value-type="float">
            <text:p>-0,072570692834828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66]-[.$A$3]" office:value-type="float" office:value="80" calcext:value-type="float">
            <text:p>80</text:p>
          </table:table-cell>
          <table:table-cell table:formula="of:=[.C65]+0.1" office:value-type="float" office:value="6.39999999999999" calcext:value-type="float">
            <text:p>6,39999999999999</text:p>
          </table:table-cell>
          <table:table-cell office:value-type="float" office:value="35" calcext:value-type="float">
            <text:p>35</text:p>
          </table:table-cell>
          <table:table-cell table:formula="of:=[.D66]-15" office:value-type="float" office:value="20" calcext:value-type="float">
            <text:p>20</text:p>
          </table:table-cell>
          <table:table-cell table:formula="of:=[.F65]-0.01" office:value-type="float" office:value="0.920000000000006" calcext:value-type="float">
            <text:p>0,920000000000006</text:p>
          </table:table-cell>
          <table:table-cell table:formula="of:=LN([.F66])" office:value-type="float" office:value="-0.0833816089390444" calcext:value-type="float">
            <text:p>-0,083381608939044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67]-[.$A$3]" office:value-type="float" office:value="82" calcext:value-type="float">
            <text:p>82</text:p>
          </table:table-cell>
          <table:table-cell table:formula="of:=[.C66]+0.1" office:value-type="float" office:value="6.49999999999999" calcext:value-type="float">
            <text:p>6,49999999999999</text:p>
          </table:table-cell>
          <table:table-cell office:value-type="float" office:value="36" calcext:value-type="float">
            <text:p>36</text:p>
          </table:table-cell>
          <table:table-cell table:formula="of:=[.D67]-15" office:value-type="float" office:value="21" calcext:value-type="float">
            <text:p>21</text:p>
          </table:table-cell>
          <table:table-cell table:formula="of:=[.F66]-0.01" office:value-type="float" office:value="0.910000000000006" calcext:value-type="float">
            <text:p>0,910000000000006</text:p>
          </table:table-cell>
          <table:table-cell table:formula="of:=LN([.F67])" office:value-type="float" office:value="-0.0943106794712346" calcext:value-type="float">
            <text:p>-0,0943106794712346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table:formula="of:=[.D68]-15" office:value-type="float" office:value="21" calcext:value-type="float">
            <text:p>21</text:p>
          </table:table-cell>
          <table:table-cell table:formula="of:=[.F67]-0.01" office:value-type="float" office:value="0.900000000000006" calcext:value-type="float">
            <text:p>0,900000000000006</text:p>
          </table:table-cell>
          <table:table-cell table:formula="of:=LN([.F68])" office:value-type="float" office:value="-0.10536051565782" calcext:value-type="float">
            <text:p>-0,10536051565782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table:formula="of:=[.D69]-15" office:value-type="float" office:value="22" calcext:value-type="float">
            <text:p>22</text:p>
          </table:table-cell>
          <table:table-cell table:formula="of:=[.F68]-0.01" office:value-type="float" office:value="0.890000000000006" calcext:value-type="float">
            <text:p>0,890000000000006</text:p>
          </table:table-cell>
          <table:table-cell table:formula="of:=LN([.F69])" office:value-type="float" office:value="-0.116533816255945" calcext:value-type="float">
            <text:p>-0,116533816255945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table:formula="of:=[.D70]-15" office:value-type="float" office:value="23" calcext:value-type="float">
            <text:p>23</text:p>
          </table:table-cell>
          <table:table-cell table:formula="of:=[.F69]-0.01" office:value-type="float" office:value="0.880000000000006" calcext:value-type="float">
            <text:p>0,880000000000006</text:p>
          </table:table-cell>
          <table:table-cell table:formula="of:=LN([.F70])" office:value-type="float" office:value="-0.127833371509878" calcext:value-type="float">
            <text:p>-0,127833371509878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 table:formula="of:=[.D71]-15" office:value-type="float" office:value="24" calcext:value-type="float">
            <text:p>24</text:p>
          </table:table-cell>
          <table:table-cell table:formula="of:=[.F70]-0.01" office:value-type="float" office:value="0.870000000000006" calcext:value-type="float">
            <text:p>0,870000000000006</text:p>
          </table:table-cell>
          <table:table-cell table:formula="of:=LN([.F71])" office:value-type="float" office:value="-0.139262067333501" calcext:value-type="float">
            <text:p>-0,139262067333501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 table:formula="of:=[.D72]-15" office:value-type="float" office:value="26" calcext:value-type="float">
            <text:p>26</text:p>
          </table:table-cell>
          <table:table-cell table:formula="of:=[.F71]-0.01" office:value-type="float" office:value="0.860000000000006" calcext:value-type="float">
            <text:p>0,860000000000006</text:p>
          </table:table-cell>
          <table:table-cell table:formula="of:=LN([.F72])" office:value-type="float" office:value="-0.150822889734577" calcext:value-type="float">
            <text:p>-0,150822889734577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 table:formula="of:=[.D73]-15" office:value-type="float" office:value="28" calcext:value-type="float">
            <text:p>28</text:p>
          </table:table-cell>
          <table:table-cell table:formula="of:=[.F72]-0.01" office:value-type="float" office:value="0.850000000000006" calcext:value-type="float">
            <text:p>0,850000000000006</text:p>
          </table:table-cell>
          <table:table-cell table:formula="of:=LN([.F73])" office:value-type="float" office:value="-0.162518929497768" calcext:value-type="float">
            <text:p>-0,162518929497768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 table:formula="of:=[.D74]-15" office:value-type="float" office:value="31" calcext:value-type="float">
            <text:p>31</text:p>
          </table:table-cell>
          <table:table-cell table:formula="of:=[.F73]-0.01" office:value-type="float" office:value="0.840000000000006" calcext:value-type="float">
            <text:p>0,840000000000006</text:p>
          </table:table-cell>
          <table:table-cell table:formula="of:=LN([.F74])" office:value-type="float" office:value="-0.174353387144771" calcext:value-type="float">
            <text:p>-0,174353387144771</text:p>
          </table:table-cell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 table:formula="of:=[.D75]-15" office:value-type="float" office:value="43" calcext:value-type="float">
            <text:p>43</text:p>
          </table:table-cell>
          <table:table-cell table:formula="of:=[.F74]-0.01" office:value-type="float" office:value="0.830000000000006" calcext:value-type="float">
            <text:p>0,830000000000006</text:p>
          </table:table-cell>
          <table:table-cell table:formula="of:=LN([.F75])" office:value-type="float" office:value="-0.186329578191486" calcext:value-type="float">
            <text:p>-0,186329578191486</text:p>
          </table:table-cell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  <table:table-cell table:formula="of:=[.D76]-15" office:value-type="float" office:value="73" calcext:value-type="float">
            <text:p>73</text:p>
          </table:table-cell>
          <table:table-cell table:formula="of:=[.F75]-0.01" office:value-type="float" office:value="0.820000000000006" calcext:value-type="float">
            <text:p>0,820000000000006</text:p>
          </table:table-cell>
          <table:table-cell table:formula="of:=LN([.F76])" office:value-type="float" office:value="-0.198450938723831" calcext:value-type="float">
            <text:p>-0,198450938723831</text:p>
          </table:table-cell>
        </table:table-row>
        <table:table-row table:style-name="ro1">
          <table:table-cell table:number-columns-repeated="3"/>
          <table:table-cell office:value-type="float" office:value="124" calcext:value-type="float">
            <text:p>124</text:p>
          </table:table-cell>
          <table:table-cell table:formula="of:=[.D77]-15" office:value-type="float" office:value="109" calcext:value-type="float">
            <text:p>109</text:p>
          </table:table-cell>
          <table:table-cell table:formula="of:=[.F76]-0.01" office:value-type="float" office:value="0.810000000000006" calcext:value-type="float">
            <text:p>0,810000000000006</text:p>
          </table:table-cell>
          <table:table-cell table:formula="of:=LN([.F77])" office:value-type="float" office:value="-0.210721031315645" calcext:value-type="float">
            <text:p>-0,210721031315645</text:p>
          </table:table-cell>
        </table:table-row>
      </table:table>
      <table:table table:name="Лист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Ухудшение 2</text:p>
          </table:table-cell>
          <table:table-cell/>
          <table:table-cell office:value-type="string" calcext:value-type="string">
            <text:p>Откачка 2</text:p>
          </table:table-cell>
          <table:table-cell/>
        </table:table-row>
        <table:table-row table:style-name="ro1">
          <table:table-cell office:value-type="string" calcext:value-type="string">
            <text:p>t, c</text:p>
          </table:table-cell>
          <table:table-cell office:value-type="string" calcext:value-type="string">
            <text:p>P*10^4, торр</text:p>
          </table:table-cell>
          <table:table-cell office:value-type="string" calcext:value-type="string">
            <text:p>t, c</text:p>
          </table:table-cell>
          <table:table-cell office:value-type="string" calcext:value-type="string">
            <text:p>p, торр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1" calcext:value-type="float">
            <text:p>0,8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26T13:03:48.284000000</meta:creation-date>
    <meta:generator>LibreOffice/7.3.3.2$Windows_X86_64 LibreOffice_project/d1d0ea68f081ee2800a922cac8f79445e4603348</meta:generator>
    <dc:date>2025-02-26T15:34:13.310000000</dc:date>
    <meta:editing-duration>PT1H37M12S</meta:editing-duration>
    <meta:editing-cycles>4</meta:editing-cycles>
    <meta:document-statistic meta:table-count="2" meta:cell-count="452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>
        <chart:symbol-image xlink:href="Pictures/2000000E000000DD000000DDECCAD21901BEBEEE.svm"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9.114cm" svg:height="6.654cm" xlink:href=".." xlink:type="simple" chart:class="chart:scatter" chart:style-name="ch1">
        <chart:plot-area chart:style-name="ch2" table:cell-range-address="Лист1.B3:Лист1.C67" svg:x="-0.141cm" svg:y="0.081cm" svg:width="9.263cm" svg:height="6.937cm">
          <chart:coordinate-region svg:x="0.295cm" svg:y="0.28cm" svg:width="8.64cm" svg:height="6.09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Лист1.C3:Лист1.C67" chart:class="chart:scatter">
            <chart:domain table:cell-range-address="Лист1.B3:Лист1.B67"/>
            <chart:regression-curve chart:style-name="ch7"/>
            <chart:data-point chart:repeated="65"/>
          </chart:series>
          <chart:wall chart:style-name="ch8"/>
          <chart:floor chart:style-name="ch9"/>
        </chart:plot-area>
        <draw:frame draw:style-name="gr1" draw:text-style-name="P1" svg:width="1.668cm" svg:height="0.334cm" svg:x="2.131cm" svg:y="0.379cm">
          <draw:image xlink:href="Pictures/20000022000008D3000001C51653145CF5A1F248.svm" xlink:type="simple" xlink:show="embed" xlink:actuate="onLoad" draw:mime-type="image/x-svm">
            <text:p/>
          </draw:image>
          <draw:image xlink:href="Pictures/1000000100000056000000127934319221B84B65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B3:Лист1.B67</svg:desc>
                </draw:g>
              </table:table-cell>
              <table:table-cell office:value-type="float" office:value="0.81">
                <text:p>0.81</text:p>
                <draw:g>
                  <svg:desc>Лист1.C3:Лист1.C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1">
                <text:p>5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">
                <text:p>52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">
                <text:p>56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8">
                <text:p>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">
                <text:p>60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1">
                <text:p>61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">
                <text:p>62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">
                <text:p>64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">
                <text:p>67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9">
                <text:p>6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0">
                <text:p>70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2">
                <text:p>72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3">
                <text:p>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5">
                <text:p>75</text:p>
              </table:table-cell>
              <table:table-cell office:value-type="float" office:value="6.09999999999999">
                <text:p>6.09999999999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">
                <text:p>77</text:p>
              </table:table-cell>
              <table:table-cell office:value-type="float" office:value="6.19999999999999">
                <text:p>6.199999999999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">
                <text:p>78</text:p>
              </table:table-cell>
              <table:table-cell office:value-type="float" office:value="6.29999999999999">
                <text:p>6.29999999999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0">
                <text:p>80</text:p>
              </table:table-cell>
              <table:table-cell office:value-type="float" office:value="6.39999999999999">
                <text:p>6.39999999999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2">
                <text:p>82</text:p>
              </table:table-cell>
              <table:table-cell office:value-type="float" office:value="6.49999999999999">
                <text:p>6.499999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ECCAD21901BEBEEE.svm"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2.29cm" svg:height="6.913cm" xlink:href=".." xlink:type="simple" chart:class="chart:scatter" chart:style-name="ch1">
        <chart:plot-area chart:style-name="ch2" table:cell-range-address="Лист1.E3:Лист1.F77" svg:x="0.245cm" svg:y="0.138cm" svg:width="11.8cm" svg:height="6.637cm">
          <chart:coordinate-region svg:x="0.681cm" svg:y="0.337cm" svg:width="11.084cm" svg:height="5.79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Лист1.F3:Лист1.F77" chart:class="chart:scatter">
            <chart:domain table:cell-range-address="Лист1.E3:Лист1.E77"/>
            <chart:data-point chart:repeated="75"/>
          </chart:series>
          <chart:wall chart:style-name="ch7"/>
          <chart:floor chart:style-name="ch8"/>
        </chart:plot-area>
        <draw:frame draw:style-name="gr1" draw:text-style-name="P1" svg:width="2.259cm" svg:height="0.453cm" svg:x="3.155cm" svg:y="0.749cm">
          <draw:image xlink:href="Pictures/20000023000008D3000001C57CFFC0A9CEA08131.svm" xlink:type="simple" xlink:show="embed" xlink:actuate="onLoad" draw:mime-type="image/x-svm">
            <text:p/>
          </draw:image>
          <draw:image xlink:href="Pictures/20000023000008D3000001C57CFFC0A9CEA08131.svm" xlink:type="simple" xlink:show="embed" xlink:actuate="onLoad" draw:mime-type="image/x-svm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E3:Лист1.E77</svg:desc>
                </draw:g>
              </table:table-cell>
              <table:table-cell office:value-type="float" office:value="6.5">
                <text:p>6.5</text:p>
                <draw:g>
                  <svg:desc>Лист1.F3:Лист1.F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5.10000000000001">
                <text:p>5.10000000000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5.00000000000001">
                <text:p>5.00000000000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4.90000000000001">
                <text:p>4.90000000000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4.80000000000001">
                <text:p>4.80000000000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4.70000000000001">
                <text:p>4.70000000000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4.60000000000001">
                <text:p>4.60000000000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4.50000000000001">
                <text:p>4.50000000000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4.40000000000001">
                <text:p>4.40000000000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4.30000000000001">
                <text:p>4.30000000000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4.20000000000001">
                <text:p>4.20000000000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4.10000000000001">
                <text:p>4.10000000000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4.00000000000001">
                <text:p>4.00000000000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3.90000000000001">
                <text:p>3.90000000000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3.80000000000001">
                <text:p>3.800000000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3.70000000000001">
                <text:p>3.70000000000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3.60000000000001">
                <text:p>3.600000000000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3.50000000000001">
                <text:p>3.50000000000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3.40000000000001">
                <text:p>3.400000000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3.30000000000001">
                <text:p>3.300000000000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3.20000000000001">
                <text:p>3.200000000000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3.10000000000001">
                <text:p>3.10000000000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3.00000000000001">
                <text:p>3.00000000000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2.90000000000001">
                <text:p>2.900000000000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2.80000000000001">
                <text:p>2.800000000000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">
                <text:p>6</text:p>
              </table:table-cell>
              <table:table-cell office:value-type="float" office:value="2.70000000000001">
                <text:p>2.700000000000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2.60000000000001">
                <text:p>2.600000000000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">
                <text:p>7</text:p>
              </table:table-cell>
              <table:table-cell office:value-type="float" office:value="2.50000000000001">
                <text:p>2.500000000000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2.40000000000001">
                <text:p>2.400000000000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2.30000000000001">
                <text:p>2.3000000000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2.20000000000001">
                <text:p>2.200000000000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">
                <text:p>8</text:p>
              </table:table-cell>
              <table:table-cell office:value-type="float" office:value="2.10000000000001">
                <text:p>2.100000000000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">
                <text:p>8</text:p>
              </table:table-cell>
              <table:table-cell office:value-type="float" office:value="2.00000000000001">
                <text:p>2.000000000000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1.90000000000001">
                <text:p>1.900000000000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">
                <text:p>9</text:p>
              </table:table-cell>
              <table:table-cell office:value-type="float" office:value="1.80000000000001">
                <text:p>1.800000000000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">
                <text:p>9</text:p>
              </table:table-cell>
              <table:table-cell office:value-type="float" office:value="1.70000000000001">
                <text:p>1.70000000000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1.60000000000001">
                <text:p>1.600000000000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1.50000000000001">
                <text:p>1.50000000000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">
                <text:p>11</text:p>
              </table:table-cell>
              <table:table-cell office:value-type="float" office:value="1.40000000000001">
                <text:p>1.400000000000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">
                <text:p>12</text:p>
              </table:table-cell>
              <table:table-cell office:value-type="float" office:value="1.30000000000001">
                <text:p>1.300000000000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">
                <text:p>13</text:p>
              </table:table-cell>
              <table:table-cell office:value-type="float" office:value="1.20000000000001">
                <text:p>1.200000000000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1.10000000000001">
                <text:p>1.100000000000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">
                <text:p>16</text:p>
              </table:table-cell>
              <table:table-cell office:value-type="float" office:value="1.00000000000001">
                <text:p>1.000000000000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">
                <text:p>17</text:p>
              </table:table-cell>
              <table:table-cell office:value-type="float" office:value="0.990000000000006">
                <text:p>0.9900000000000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0.980000000000006">
                <text:p>0.9800000000000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">
                <text:p>18</text:p>
              </table:table-cell>
              <table:table-cell office:value-type="float" office:value="0.970000000000006">
                <text:p>0.9700000000000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">
                <text:p>18</text:p>
              </table:table-cell>
              <table:table-cell office:value-type="float" office:value="0.960000000000006">
                <text:p>0.9600000000000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">
                <text:p>19</text:p>
              </table:table-cell>
              <table:table-cell office:value-type="float" office:value="0.950000000000006">
                <text:p>0.9500000000000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">
                <text:p>19</text:p>
              </table:table-cell>
              <table:table-cell office:value-type="float" office:value="0.940000000000006">
                <text:p>0.9400000000000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">
                <text:p>20</text:p>
              </table:table-cell>
              <table:table-cell office:value-type="float" office:value="0.930000000000006">
                <text:p>0.9300000000000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">
                <text:p>20</text:p>
              </table:table-cell>
              <table:table-cell office:value-type="float" office:value="0.920000000000006">
                <text:p>0.9200000000000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">
                <text:p>21</text:p>
              </table:table-cell>
              <table:table-cell office:value-type="float" office:value="0.910000000000006">
                <text:p>0.9100000000000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">
                <text:p>21</text:p>
              </table:table-cell>
              <table:table-cell office:value-type="float" office:value="0.900000000000006">
                <text:p>0.9000000000000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">
                <text:p>22</text:p>
              </table:table-cell>
              <table:table-cell office:value-type="float" office:value="0.890000000000006">
                <text:p>0.8900000000000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">
                <text:p>23</text:p>
              </table:table-cell>
              <table:table-cell office:value-type="float" office:value="0.880000000000006">
                <text:p>0.8800000000000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">
                <text:p>24</text:p>
              </table:table-cell>
              <table:table-cell office:value-type="float" office:value="0.870000000000006">
                <text:p>0.8700000000000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">
                <text:p>26</text:p>
              </table:table-cell>
              <table:table-cell office:value-type="float" office:value="0.860000000000006">
                <text:p>0.8600000000000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">
                <text:p>28</text:p>
              </table:table-cell>
              <table:table-cell office:value-type="float" office:value="0.850000000000006">
                <text:p>0.8500000000000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1">
                <text:p>31</text:p>
              </table:table-cell>
              <table:table-cell office:value-type="float" office:value="0.840000000000006">
                <text:p>0.8400000000000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3">
                <text:p>43</text:p>
              </table:table-cell>
              <table:table-cell office:value-type="float" office:value="0.830000000000006">
                <text:p>0.8300000000000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820000000000006">
                <text:p>0.8200000000000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9">
                <text:p>109</text:p>
              </table:table-cell>
              <table:table-cell office:value-type="float" office:value="0.810000000000006">
                <text:p>0.8100000000000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Лист1.E3:Лист1.E77 Лист1.G3:Лист1.G77" svg:x="0.32cm" svg:y="0.18cm" svg:width="15.36cm" svg:height="8.64cm">
          <chart:coordinate-region svg:x="1.153cm" svg:y="0.379cm" svg:width="14.247cm" svg:height="8.24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Лист1.G3:Лист1.G77" chart:class="chart:scatter">
            <chart:domain table:cell-range-address="Лист1.E3:Лист1.E77"/>
            <chart:data-point chart:repeated="75"/>
          </chart:series>
          <chart:wall chart:style-name="ch7"/>
          <chart:floor chart:style-name="ch8"/>
        </chart:plot-area>
        <draw:frame draw:style-name="gr1" draw:text-style-name="P1" svg:width="2.258cm" svg:height="0.452cm" svg:x="1.003cm" svg:y="0cm">
          <draw:image xlink:href="Pictures/20000023000008D2000001C4551AEDBFD7D172F7.svm" xlink:type="simple" xlink:show="embed" xlink:actuate="onLoad" draw:mime-type="image/x-svm">
            <text:p/>
          </draw:image>
          <draw:image xlink:href="Pictures/10000001000000560000001254B94F456B7D7BDE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E3:Лист1.E77</svg:desc>
                </draw:g>
              </table:table-cell>
              <table:table-cell office:value-type="float" office:value="1.87180217690159">
                <text:p>1.87180217690159</text:p>
                <draw:g>
                  <svg:desc>Лист1.G3:Лист1.G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85629799036563">
                <text:p>1.856297990365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.84054963339749">
                <text:p>1.840549633397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.82454929205105">
                <text:p>1.82454929205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.80828877117927">
                <text:p>1.808288771179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.79175946922806">
                <text:p>1.791759469228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.77495235091167">
                <text:p>1.774952350911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.75785791755237">
                <text:p>1.757857917552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.74046617484051">
                <text:p>1.740466174840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.7227665977411">
                <text:p>1.72276659774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.70474809223843">
                <text:p>1.704748092238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.68639895357023">
                <text:p>1.686398953570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.66770682055808">
                <text:p>1.667706820558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.64865862558738">
                <text:p>1.648658625587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.62924053973028">
                <text:p>1.629240539730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.6094379124341">
                <text:p>1.60943791243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.58923520511658">
                <text:p>1.589235205116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.56861591791385">
                <text:p>1.568615917913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1.54756250871601">
                <text:p>1.547562508716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.52605630349505">
                <text:p>1.526056303495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.50407739677628">
                <text:p>1.504077396776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1.48160454092422">
                <text:p>1.481604540924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1.45861502269952">
                <text:p>1.458615022699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1.43508452528932">
                <text:p>1.435084525289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1.41098697371026">
                <text:p>1.410986973710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1.38629436111989">
                <text:p>1.386294361119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1.3609765531356">
                <text:p>1.36097655313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1.33500106673234">
                <text:p>1.335001066732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1.30833281965018">
                <text:p>1.308332819650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1.28093384546207">
                <text:p>1.280933845462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1.25276296849537">
                <text:p>1.252762968495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1.22377543162212">
                <text:p>1.223775431622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1.19392246847244">
                <text:p>1.193922468472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1.16315080980568">
                <text:p>1.163150809805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1.1314021114911">
                <text:p>1.13140211149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1.09861228866811">
                <text:p>1.098612288668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1.06471073699243">
                <text:p>1.064710736992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1.02961941718116">
                <text:p>1.029619417181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">
                <text:p>6</text:p>
              </table:table-cell>
              <table:table-cell office:value-type="float" office:value="0.993251773010286">
                <text:p>0.9932517730102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0.955511445027439">
                <text:p>0.9555114450274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">
                <text:p>7</text:p>
              </table:table-cell>
              <table:table-cell office:value-type="float" office:value="0.916290731874158">
                <text:p>0.9162907318741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0.875468737353903">
                <text:p>0.8754687373539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0.832909122935107">
                <text:p>0.8329091229351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0.788457360364273">
                <text:p>0.7884573603642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">
                <text:p>8</text:p>
              </table:table-cell>
              <table:table-cell office:value-type="float" office:value="0.741937344729381">
                <text:p>0.7419373447293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">
                <text:p>8</text:p>
              </table:table-cell>
              <table:table-cell office:value-type="float" office:value="0.693147180559949">
                <text:p>0.6931471805599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0.641853886172398">
                <text:p>0.6418538861723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">
                <text:p>9</text:p>
              </table:table-cell>
              <table:table-cell office:value-type="float" office:value="0.587786664902123">
                <text:p>0.5877866649021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">
                <text:p>9</text:p>
              </table:table-cell>
              <table:table-cell office:value-type="float" office:value="0.530628251062174">
                <text:p>0.5306282510621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0.47000362924574">
                <text:p>0.470003629245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0.405465108108169">
                <text:p>0.4054651081081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">
                <text:p>11</text:p>
              </table:table-cell>
              <table:table-cell office:value-type="float" office:value="0.336472236621218">
                <text:p>0.3364722366212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">
                <text:p>12</text:p>
              </table:table-cell>
              <table:table-cell office:value-type="float" office:value="0.262364264467496">
                <text:p>0.262364264467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">
                <text:p>13</text:p>
              </table:table-cell>
              <table:table-cell office:value-type="float" office:value="0.18232155679396">
                <text:p>0.182321556793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0.0953101798043306">
                <text:p>0.09531017980433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">
                <text:p>16</text:p>
              </table:table-cell>
              <table:table-cell office:value-type="float" office:value="6.21724893790086E-015">
                <text:p>6.21724893790086E-0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">
                <text:p>17</text:p>
              </table:table-cell>
              <table:table-cell office:value-type="float" office:value="-0.0100503358534952">
                <text:p>-0.01005033585349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-0.0202027073175131">
                <text:p>-0.02020270731751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">
                <text:p>18</text:p>
              </table:table-cell>
              <table:table-cell office:value-type="float" office:value="-0.0304592074847022">
                <text:p>-0.03045920748470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">
                <text:p>18</text:p>
              </table:table-cell>
              <table:table-cell office:value-type="float" office:value="-0.0408219945202487">
                <text:p>-0.04082199452024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">
                <text:p>19</text:p>
              </table:table-cell>
              <table:table-cell office:value-type="float" office:value="-0.051293294387544">
                <text:p>-0.0512932943875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">
                <text:p>19</text:p>
              </table:table-cell>
              <table:table-cell office:value-type="float" office:value="-0.0618754037180809">
                <text:p>-0.06187540371808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">
                <text:p>20</text:p>
              </table:table-cell>
              <table:table-cell office:value-type="float" office:value="-0.0725706928348288">
                <text:p>-0.07257069283482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">
                <text:p>20</text:p>
              </table:table-cell>
              <table:table-cell office:value-type="float" office:value="-0.0833816089390444">
                <text:p>-0.08338160893904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">
                <text:p>21</text:p>
              </table:table-cell>
              <table:table-cell office:value-type="float" office:value="-0.0943106794712346">
                <text:p>-0.09431067947123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">
                <text:p>21</text:p>
              </table:table-cell>
              <table:table-cell office:value-type="float" office:value="-0.10536051565782">
                <text:p>-0.105360515657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">
                <text:p>22</text:p>
              </table:table-cell>
              <table:table-cell office:value-type="float" office:value="-0.116533816255945">
                <text:p>-0.1165338162559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">
                <text:p>23</text:p>
              </table:table-cell>
              <table:table-cell office:value-type="float" office:value="-0.127833371509878">
                <text:p>-0.1278333715098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">
                <text:p>24</text:p>
              </table:table-cell>
              <table:table-cell office:value-type="float" office:value="-0.139262067333501">
                <text:p>-0.1392620673335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">
                <text:p>26</text:p>
              </table:table-cell>
              <table:table-cell office:value-type="float" office:value="-0.150822889734577">
                <text:p>-0.1508228897345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">
                <text:p>28</text:p>
              </table:table-cell>
              <table:table-cell office:value-type="float" office:value="-0.162518929497768">
                <text:p>-0.1625189294977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1">
                <text:p>31</text:p>
              </table:table-cell>
              <table:table-cell office:value-type="float" office:value="-0.174353387144771">
                <text:p>-0.1743533871447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3">
                <text:p>43</text:p>
              </table:table-cell>
              <table:table-cell office:value-type="float" office:value="-0.186329578191486">
                <text:p>-0.1863295781914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0.198450938723831">
                <text:p>-0.1984509387238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9">
                <text:p>109</text:p>
              </table:table-cell>
              <table:table-cell office:value-type="float" office:value="-0.210721031315645">
                <text:p>-0.2107210313156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